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1.27cm" fo:margin-right="0cm" fo:text-indent="-0.635cm" style:auto-text-indent="false"/>
    </style:style>
    <style:style style:name="P2" style:family="paragraph" style:parent-style-name="Title"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carccaiotya7"/>Analyse du sujet</text:p>
      <text:p text:style-name="Standard"/>
      <text:p text:style-name="Standard">Avant de commencer la partie gestion de projet, il fut nécessaire pour nous d’appréhender le sujet dans son ensemble. 3 tâches principales devaient être implémentées.</text:p>
      <text:list xml:id="list1841774777" text:style-name="WWNum1">
        <text:list-item>
          <text:p text:style-name="P1">La récupération des trames GPS NMEA issues d'un simulateur, à partir desquelles il était possible de construire une trajectoire sur une carte.</text:p>
        </text:list-item>
        <text:list-item>
          <text:p text:style-name="P1">La capture des données de l'accéléromètre du smartphone afin de piloter sur une carte le déplacement d'un drone virtuel.</text:p>
        </text:list-item>
        <text:list-item>
          <text:p text:style-name="P1">La possibilité de dessiner manuellement des trajectoires à partir de Waypoints pour le bateau.</text:p>
        </text:list-item>
      </text:list>
      <text:p text:style-name="Standard"/>
      <text:p text:style-name="Standard"/>
      <text:p text:style-name="Standard">Cela sous entendait donc 3 vues. Visiblement l’implémentation d’une carte était nécessaire pour chacunes d’entre elles puisque toutes les fonctionnalités principales s'effectuent à partir de celles-ci.</text:p>
      <text:p text:style-name="Standard"><text:s text:c="2"/></text:p>
      <text:p text:style-name="Standard">Sur la première vue il était conseillé d’utiliser le simulateur GPS NMEA. Les trames étant transmises sur une adresse IP et un port paramétrables, l’utilisation d’une socket nous paraissait indispensable pour les récupérer.</text:p>
      <text:p text:style-name="Standard"/>
      <text:p text:style-name="Standard">Pour comprendre le fonctionnement de la deuxième vue il semblait essentiel de s’intéresser au fonctionnement de l’accéléromètre du smartphone, fonctionnalité qui n’était familière à aucun d’entre nous.</text:p>
      <text:p text:style-name="Standard"/>
      <text:p text:style-name="Standard">Et enfin, la dernière vue faisait écho à certaines fonctionnalités que nous avions déjà implémentées lors des différents TP, sur lesquels nous utilisions déjà des waypoints.</text:p>
      <text:p text:style-name="Standard"/>
      <text:p text:style-name="Standard"/>
      <text:p text:style-name="Standard">A première vue nous avions déjà une partie du bagage nécessaire à la réalisation de ce projet grâce aux TPs et aux cours précédents. Or il était évident que cela ne suffirait pas et que de nombreuses recherches ainsi que beaucoup de travail personnel serait nécessaire à sa réalisation.</text:p>
      <text:p text:style-name="Standard"/>
      <text:p text:style-name="Standard">C’est à partir de ces informations que nous avons pu débutés la gestion du projet, avec par exemple le développement du diagramme de classe, des fonctionnalités détaillées, des maquettes ou encore du diagramme de Gant… en suivant les méthodes agiles afin de débuter sa mise en production dans de bonnes condi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9-04-10T22:22:07.543000000</dc:date>
    <meta:editing-duration>PT1M13S</meta:editing-duration>
    <meta:editing-cycles>1</meta:editing-cycles>
    <meta:document-statistic meta:table-count="0" meta:image-count="0" meta:object-count="0" meta:page-count="1" meta:paragraph-count="12" meta:word-count="298" meta:character-count="1941" meta:non-whitespace-character-count="1655"/>
  </office:meta>
</office:document-meta>
</file>